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lasmepsin i</text:p>
          </table:table-cell>
          <table:table-cell table:number-columns-repeated="2"/>
          <table:table-cell office:value-type="string" calcext:value-type="string">
            <text:p>plasmepsin ii</text:p>
          </table:table-cell>
          <table:table-cell table:number-columns-repeated="2"/>
          <table:table-cell office:value-type="string" calcext:value-type="string">
            <text:p>plasmepsin iv</text:p>
          </table:table-cell>
          <table:table-cell table:number-columns-repeated="2"/>
          <table:table-cell office:value-type="string" calcext:value-type="string">
            <text:p>Reihenfolge der Daten entsprechend Auflistung bei BREND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 table:number-columns-repeated="2"/>
        </table:table-row>
        <table:table-row table:style-name="ro1">
          <table:table-cell office:value-type="float" office:value="0.000917" calcext:value-type="float">
            <text:p>0,000917</text:p>
          </table:table-cell>
          <table:table-cell office:value-type="float" office:value="0.473" calcext:value-type="float">
            <text:p>0,473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0086" calcext:value-type="float">
            <text:p>0,0086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0.00611" calcext:value-type="float">
            <text:p>0,00611</text:p>
          </table:table-cell>
          <table:table-cell office:value-type="float" office:value="6.08" calcext:value-type="float">
            <text:p>6,08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0.000489" calcext:value-type="float">
            <text:p>0,000489</text:p>
          </table:table-cell>
          <table:table-cell office:value-type="float" office:value="2.31" calcext:value-type="float">
            <text:p>2,31</text:p>
          </table:table-cell>
          <table:table-cell/>
          <table:table-cell office:value-type="float" office:value="0.011" calcext:value-type="float">
            <text:p>0,0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0.0139" calcext:value-type="float">
            <text:p>0,0139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0.029" calcext:value-type="float">
            <text:p>0,0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0.014" calcext:value-type="float">
            <text:p>0,014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12" calcext:value-type="float">
            <text:p>0,00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6" calcext:value-type="float">
            <text:p>0,0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23" calcext:value-type="float">
            <text:p>0,023</text:p>
          </table:table-cell>
          <table:table-cell office:value-type="float" office:value="5.1" calcext:value-type="float">
            <text:p>5,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float" office:value="0.0116" calcext:value-type="float">
            <text:p>0,011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274" calcext:value-type="float">
            <text:p>0,02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18" calcext:value-type="float">
            <text:p>0,0518</text:p>
          </table:table-cell>
          <table:table-cell office:value-type="float" office:value="5.2" calcext:value-type="float">
            <text:p>5,2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.025" calcext:value-type="float">
            <text:p>0,0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55" calcext:value-type="float">
            <text:p>0,0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46" calcext:value-type="float">
            <text:p>0,0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34" calcext:value-type="float">
            <text:p>0,03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0.0132" calcext:value-type="float">
            <text:p>0,0132</text:p>
          </table:table-cell>
          <table:table-cell table:number-columns-repeated="2"/>
          <table:table-cell office:value-type="float" office:value="0.025" calcext:value-type="float">
            <text:p>0,025</text:p>
          </table:table-cell>
          <table:table-cell office:value-type="float" office:value="15.2" calcext:value-type="float">
            <text:p>15,2</text:p>
          </table:table-cell>
          <table:table-cell/>
          <table:table-cell office:value-type="float" office:value="0.0092" calcext:value-type="float">
            <text:p>0,0092</text:p>
          </table:table-cell>
          <table:table-cell office:value-type="float" office:value="8.7" calcext:value-type="float">
            <text:p>8,7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0.046" calcext:value-type="float">
            <text:p>0,046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float" office:value="0.0296" calcext:value-type="float">
            <text:p>0,029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AVERAGE([.A3:.A17])" office:value-type="float" office:value="0.0104478" calcext:value-type="float">
            <text:p>0,0104478</text:p>
          </table:table-cell>
          <table:table-cell table:formula="of:=AVERAGE([.B3:.B15])" office:value-type="float" office:value="6.26715384615385" calcext:value-type="float">
            <text:p>6,2671538462</text:p>
          </table:table-cell>
          <table:table-cell office:value-type="string" calcext:value-type="string">
            <text:p>MW</text:p>
          </table:table-cell>
          <table:table-cell office:value-type="float" office:value="0.02" calcext:value-type="float">
            <text:p>0,02</text:p>
          </table:table-cell>
          <table:table-cell office:value-type="float" office:value="9.05" calcext:value-type="float">
            <text:p>9,05</text:p>
          </table:table-cell>
          <table:table-cell/>
          <table:table-cell table:formula="of:=AVERAGE([.G3:.G17])" office:value-type="float" office:value="0.0241866666666667" calcext:value-type="float">
            <text:p>0,0241866667</text:p>
          </table:table-cell>
          <table:table-cell table:formula="of:=AVERAGE([.H3:.H17])" office:value-type="float" office:value="15.3066666666667" calcext:value-type="float">
            <text:p>15,3066666667</text:p>
          </table:table-cell>
          <table:table-cell office:value-type="string" calcext:value-type="string">
            <text:p>MW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51" calcext:value-type="float">
            <text:p>0,051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85" calcext:value-type="float">
            <text:p>0,0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37" calcext:value-type="float">
            <text:p>0,037</text:p>
          </table:table-cell>
          <table:table-cell office:value-type="float" office:value="0.53" calcext:value-type="float">
            <text:p>0,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21" calcext:value-type="float">
            <text:p>0,221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6" calcext:value-type="float">
            <text:p>0,006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76" calcext:value-type="float">
            <text:p>0,076</text:p>
          </table:table-cell>
          <table:table-cell office:value-type="float" office:value="0.86" calcext:value-type="float">
            <text:p>0,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3:.D25])" office:value-type="float" office:value="0.0394825652173913" calcext:value-type="float">
            <text:p>0,0394825652</text:p>
          </table:table-cell>
          <table:table-cell table:formula="of:=AVERAGE([.E3:.E25])" office:value-type="float" office:value="4.85326086956522" calcext:value-type="float">
            <text:p>4,8532608696</text:p>
          </table:table-cell>
          <table:table-cell office:value-type="string" calcext:value-type="string">
            <text:p>M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1:06:48.893663977</meta:creation-date>
    <dc:date>2018-08-31T11:33:25.100336652</dc:date>
    <meta:editing-duration>PT12S</meta:editing-duration>
    <meta:editing-cycles>1</meta:editing-cycles>
    <meta:generator>LibreOffice/5.1.6.2$Linux_X86_64 LibreOffice_project/10m0$Build-2</meta:generator>
    <meta:document-statistic meta:table-count="1" meta:cell-count="123" meta:object-count="0"/>
  </office:meta>
</office:document-meta>
</file>